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fo:padding="0in" fo:border="none"/>
      <style:text-properties fo:font-variant="normal" fo:text-transform="none" fo:color="#444444" style:font-name="Open Sans" fo:font-size="12pt" fo:letter-spacing="normal" fo:font-style="normal" fo:font-weight="normal"/>
    </style:style>
    <style:style style:name="P2" style:family="paragraph" style:parent-style-name="Heading_20_1">
      <style:text-properties fo:font-variant="normal" fo:text-transform="none" fo:color="#404041" style:font-name="Open Sans" fo:letter-spacing="normal" fo:font-style="normal" fo:font-weight="normal"/>
    </style:style>
    <style:style style:name="P3" style:family="paragraph" style:parent-style-name="Text_20_body">
      <style:paragraph-properties fo:margin-left="0in" fo:margin-right="0in" fo:orphans="2" fo:widows="2" fo:text-indent="0in" style:auto-text-indent="false" fo:padding="0in" fo:border="none"/>
      <style:text-properties fo:font-variant="normal" fo:text-transform="none" fo:color="#444444" style:font-name="Open Sans" fo:font-size="12pt" fo:letter-spacing="normal" fo:font-style="normal" fo:font-weight="normal" officeooo:paragraph-rsid="00166d5c"/>
    </style:style>
    <style:style style:name="T1" style:family="text">
      <style:text-properties officeooo:rsid="0013642f"/>
    </style:style>
    <style:style style:name="T2" style:family="text">
      <style:text-properties officeooo:rsid="001587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Kebithigollewa Blast Death Toll Rises to 16</text:h>
      <text:p text:style-name="P1">A CTB bus plying from Anuradhapura to Padaviya was caught in the LTTE claymore mine on Wednesday around 8.15 pm killing 15 civilians including two soldiers and three women and injuring 23 others.</text:p>
      <text:p text:style-name="P3">\'The target was undoubtedly the civilian bus and this road was not used to transport Security Forces Personnel,\' Military spokesman Brigadier Udaya Nanayakkara said. He reiterated that the LTTE has no concern for civilian life and they continue killing civilians travelling in public buses and placing bombs in the public places. The LTTE also uses civilians as a human shield in their fight against the Security Forces. \'The Tigers exploded a bomb in Nugegoda brutally <text:span text:style-name="T1">causing</text:span> <text:span text:style-name="T2">high civilian death</text:span> and injuring many others. In a similar manner, the LTTE detonated a claymore mine targeting innocent civilians travelling in a public bus on Wednesday night in Kebithigollewa just a week after the Nugegoda bomb blast,\' he added. Brigadier Nanayakkara said the LTTE terrorists planted two claymore mines fixed together on the left side of the road targeting the CTB bus. The death toll rose to 16 civilians from the explosion and 12 victims were identified. \'Another civilian succumbed to injuries at around 10.30 am yesterday,\' he said. Meanwhile, an injured civilian was admitted to Colombo National Hospital while another 16 and four are being treated at the Anuradhapura and Kebithigollewa hospitals respectively. The Army and Police are conducting search operations in the area.</text:p>
      <text:p text:style-name="P1">Thirteen Bodies Identified Kebethigollewa Magistrate Samantha Manchanayake held the inquiry into the deaths of the 15 people killed in Wednesday\'s LTTE bus bomb explosion at the Kebethigollewa Hospital yesterday.</text:p>
      <text:p text:style-name="P1">Of the 15 killed, the bodies of 13 persons were identified by their relatives. Two bodies have not been identified yet and one of them was of a resident from Ampara it was revealed at the inquiry.</text:p>
      <text:p text:style-name="P1">The Magistrate ordered the hospital authorities to hand over the identified bodies to the relatives and to keep the two unidentified bodies till relatives arrive to identify and claim them. The Disaster Management Centre in a media release has expressed its condolences to family members of the victims of the Kebithigollewa blast on December 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2:48:58.154756437</meta:creation-date>
    <dc:date>2018-07-31T12:55:02.034262178</dc:date>
    <meta:editing-duration>PT27M35S</meta:editing-duration>
    <meta:editing-cycles>3</meta:editing-cycles>
    <meta:generator>LibreOffice/5.1.6.2$Linux_X86_64 LibreOffice_project/10m0$Build-2</meta:generator>
    <meta:document-statistic meta:table-count="0" meta:image-count="0" meta:object-count="0" meta:page-count="1" meta:paragraph-count="6" meta:word-count="363" meta:character-count="2278" meta:non-whitespace-character-count="1921"/>
  </office:meta>
</office:document-meta>
</file>